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12205" officeooo:paragraph-rsid="00012205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12205" officeooo:paragraph-rsid="00012205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AS ESTILOS</text:p>
      <text:p text:style-name="P2"/>
      <text:p text:style-name="P2">*{} → Seletor Glob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3:50:20.689396098</meta:creation-date>
    <dc:date>2024-02-05T13:51:22.869777912</dc:date>
    <meta:editing-duration>PT1M3S</meta:editing-duration>
    <meta:editing-cycles>1</meta:editing-cycles>
    <meta:document-statistic meta:table-count="0" meta:image-count="0" meta:object-count="0" meta:page-count="1" meta:paragraph-count="2" meta:word-count="6" meta:character-count="33" meta:non-whitespace-character-count="29"/>
    <meta:generator>LibreOffice/7.3.7.2$Linux_X86_64 LibreOffice_project/30$Build-2</meta:generator>
  </office:meta>
</office:document-meta>
</file>